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2.87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2.86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194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2.859cm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2.85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75cm"/>
      <style:paragraph-properties style:writing-mode="lr-tb"/>
    </style:style>
    <style:style style:name="gr9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048cm"/>
      <style:paragraph-properties style:writing-mode="lr-tb"/>
    </style:style>
    <style:style style:name="gr10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687cm"/>
      <style:paragraph-properties style:writing-mode="lr-tb"/>
    </style:style>
    <style:style style:name="gr11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111cm" fo:min-width="3.385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color="#000000" draw:marker-start="Arrowheads_20_13" draw:marker-start-width="0.3cm"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Double_20_Dash" svg:stroke-color="#000000" draw:marker-start="Arrowheads_20_15" draw:marker-start-width="0.3cm" draw:marker-end="Arrowheads_20_16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Double_20_Dash" svg:stroke-color="#000000" draw:marker-start="Arrowheads_20_17" draw:marker-start-width="0.3cm" draw:marker-end="Arrowheads_20_18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84cm" fo:min-width="2.8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29cm" svg:height="2.081cm" svg:x="2.466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754cm" svg:height="1.361cm" svg:x="2.766cm" svg:y="4.429cm">
          <draw:text-box>
            <text:p text:style-name="P2"><text:span text:style-name="T1">Cargomail</text:span></text:p>
            <text:p text:style-name="P2"><text:span text:style-name="T1">Client</text:span></text:p>
          </draw:text-box>
        </draw:frame>
        <draw:custom-shape draw:style-name="gr3" draw:text-style-name="P1" xml:id="id2" draw:id="id2" draw:layer="layout" svg:width="3.42cm" svg:height="2.081cm" svg:x="6.666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3.694cm" svg:height="0.806cm" svg:x="6.536cm" svg:y="4.727cm">
          <draw:text-box>
            <text:p text:style-name="P2"><text:span text:style-name="T1">Cargo Mailbox</text:span></text:p>
          </draw:text-box>
        </draw:frame>
        <draw:custom-shape draw:style-name="gr5" draw:text-style-name="P1" xml:id="id3" draw:id="id3" draw:layer="layout" svg:width="3.411cm" svg:height="2.081cm" svg:x="10.866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" draw:id="id4" draw:layer="layout" svg:width="3.402cm" svg:height="2.081cm" svg:x="15.066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203cm" svg:height="0.806cm" svg:x="10.965cm" svg:y="4.729cm">
          <draw:text-box>
            <text:p><text:span text:style-name="T1">PostgreSQL</text:span></text:p>
          </draw:text-box>
        </draw:frame>
        <draw:frame draw:style-name="gr8" draw:text-style-name="P4" draw:layer="layout" svg:width="3.175cm" svg:height="0.843cm" svg:x="15.194cm" svg:y="4.729cm">
          <draw:text-box>
            <text:p><text:span text:style-name="T1">gRPC iMTA</text:span></text:p>
          </draw:text-box>
        </draw:frame>
        <draw:frame draw:style-name="gr9" draw:text-style-name="P4" xml:id="id5" draw:id="id5" draw:layer="layout" svg:width="1.548cm" svg:height="0.806cm" svg:x="0.139cm" svg:y="4.701cm">
          <draw:text-box>
            <text:p><text:span text:style-name="T1">User</text:span></text:p>
          </draw:text-box>
        </draw:frame>
        <draw:frame draw:style-name="gr10" draw:text-style-name="P4" xml:id="id6" draw:id="id6" draw:layer="layout" svg:width="2.187cm" svg:height="0.806cm" svg:x="19.24cm" svg:y="4.729cm">
          <draw:text-box>
            <text:p><text:span text:style-name="T1">Internet</text:span></text:p>
          </draw:text-box>
        </draw:frame>
        <draw:connector draw:style-name="gr11" draw:text-style-name="P1" draw:layer="layout" draw:type="line" svg:x1="5.895cm" svg:y1="5.104cm" svg:x2="6.666cm" svg:y2="5.104cm" draw:start-shape="id1" draw:start-glue-point="1" draw:end-shape="id2" draw:end-glue-point="3" svg:d="M5895 5104h771" svg:viewBox="0 0 772 1">
          <text:p/>
        </draw:connector>
        <draw:connector draw:style-name="gr12" draw:text-style-name="P1" draw:layer="layout" draw:type="line" svg:x1="10.086cm" svg:y1="5.104cm" svg:x2="10.866cm" svg:y2="5.104cm" draw:start-shape="id2" draw:start-glue-point="1" draw:end-shape="id3" draw:end-glue-point="3" svg:d="M10086 5104h780" svg:viewBox="0 0 781 1">
          <text:p/>
        </draw:connector>
        <draw:connector draw:style-name="gr13" draw:text-style-name="P1" draw:layer="layout" draw:type="line" svg:x1="14.277cm" svg:y1="5.104cm" svg:x2="15.066cm" svg:y2="5.104cm" draw:start-shape="id3" draw:start-glue-point="1" draw:end-shape="id4" draw:end-glue-point="3" svg:d="M14277 5104h789" svg:viewBox="0 0 790 1">
          <text:p/>
        </draw:connector>
        <draw:connector draw:style-name="gr14" draw:text-style-name="P1" draw:layer="layout" draw:type="line" svg:x1="2.466cm" svg:y1="5.104cm" svg:x2="1.687cm" svg:y2="5.104cm" draw:start-shape="id1" draw:start-glue-point="3" draw:end-shape="id5" draw:end-glue-point="1" svg:d="M2466 5104h-779" svg:viewBox="0 0 780 1">
          <text:p/>
        </draw:connector>
        <draw:connector draw:style-name="gr15" draw:text-style-name="P1" draw:layer="layout" draw:type="line" svg:x1="18.468cm" svg:y1="5.104cm" svg:x2="19.24cm" svg:y2="5.132cm" draw:start-shape="id4" draw:start-glue-point="1" draw:end-shape="id6" svg:d="M18468 5104l772 28" svg:viewBox="0 0 773 29">
          <text:p/>
        </draw:connector>
        <draw:custom-shape draw:style-name="gr16" draw:text-style-name="P1" xml:id="id7" draw:id="id7" draw:layer="layout" svg:width="3.937cm" svg:height="2.413cm" svg:x="8.435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3.81cm" svg:height="1.916cm" svg:x="8.507cm" svg:y="0.858cm">
          <draw:text-box>
            <text:p text:style-name="P2"><text:span text:style-name="T1">OIDC Provider</text:span></text:p>
            <text:p text:style-name="P2"><text:span text:style-name="T1">+</text:span></text:p>
            <text:p text:style-name="P2"><text:span text:style-name="T1">STS &amp; mTLS</text:span></text:p>
          </draw:text-box>
        </draw:frame>
        <draw:connector draw:style-name="gr18" draw:text-style-name="P1" draw:layer="layout" svg:x1="4.18cm" svg:y1="4.064cm" svg:x2="8.435cm" svg:y2="1.806cm" draw:start-shape="id1" draw:start-glue-point="0" draw:end-shape="id7" svg:d="M4180 4064v-2258h4255" svg:viewBox="0 0 4256 2259">
          <text:p/>
        </draw:connector>
        <draw:connector draw:style-name="gr19" draw:text-style-name="P1" draw:layer="layout" svg:x1="8.376cm" svg:y1="4.064cm" svg:x2="10.403cm" svg:y2="3.013cm" draw:start-shape="id2" draw:start-glue-point="0" draw:end-shape="id7" draw:end-glue-point="2" svg:d="M8376 4064v-526h2027v-525" svg:viewBox="0 0 2028 1052">
          <text:p/>
        </draw:connector>
        <draw:connector draw:style-name="gr20" draw:text-style-name="P1" draw:layer="layout" svg:x1="16.767cm" svg:y1="4.064cm" svg:x2="12.372cm" svg:y2="1.806cm" draw:start-shape="id4" draw:start-glue-point="0" draw:end-shape="id7" svg:d="M16767 4064v-2258h-4395" svg:viewBox="0 0 4396 2259">
          <text:p/>
        </draw:connector>
        <draw:line draw:style-name="gr21" draw:text-style-name="P1" draw:layer="layout" svg:x1="18.805cm" svg:y1="0.365cm" svg:x2="18.805cm" svg:y2="6.461cm">
          <text:p/>
        </draw:line>
        <draw:custom-shape draw:style-name="gr22" draw:text-style-name="P5" draw:layer="layout" svg:width="3.81cm" svg:height="2.667cm" svg:x="17.154cm" svg:y="1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3" draw:layer="layout" svg:width="3.173cm" svg:height="1.361cm" svg:x="17.193cm" svg:y="2.03cm">
          <draw:text-box>
            <text:p text:style-name="P2"><text:span text:style-name="T1">Identity</text:span></text:p>
            <text:p text:style-name="P2"><text:span text:style-name="T1">Propag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6.7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8-24T10:48:25.112792944</meta:creation-date>
    <meta:generator>LibreOffice/7.4.3.2$Linux_X86_64 LibreOffice_project/8d7af0b9f05ca3f6bf3593323f061d3291e2ce28</meta:generator>
    <dc:date>2022-12-08T14:44:06.238811284</dc:date>
    <dc:creator>Igor Zboran</dc:creator>
    <meta:editing-duration>PT44M37S</meta:editing-duration>
    <meta:editing-cycles>18</meta:editing-cycles>
    <meta:document-statistic meta:object-count="23"/>
  </office:meta>
</office:document-meta>
</file>